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dc229" officeooo:paragraph-rsid="000dc229" style:font-weight-asian="bold" style:font-weight-complex="bold"/>
    </style:style>
    <style:style style:name="P2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" fo:font-weight="bold" officeooo:rsid="000dc229" officeooo:paragraph-rsid="000dc229" style:font-weight-asian="bold" style:font-weight-complex="bold"/>
    </style:style>
    <style:style style:name="P3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" fo:font-size="18pt" fo:font-weight="bold" officeooo:rsid="000dc229" officeooo:paragraph-rsid="000dc229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" fo:font-size="12pt" fo:font-weight="bold" officeooo:rsid="000dc229" officeooo:paragraph-rsid="000dc22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" fo:font-size="12pt" fo:font-weight="normal" officeooo:rsid="000dc229" officeooo:paragraph-rsid="000dc22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in" fo:margin-bottom="0.139in" style:contextual-spacing="true" fo:text-align="start" style:justify-single-word="false"/>
      <style:text-properties style:font-name="Times New Roman" fo:font-size="12pt" fo:font-weight="normal" officeooo:rsid="000dc229" officeooo:paragraph-rsid="000dc22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" fo:font-size="12pt" fo:font-weight="normal" officeooo:rsid="000dc229" officeooo:paragraph-rsid="000dc22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.139in" style:contextual-spacing="true" fo:line-height="150%" fo:text-align="center" style:justify-single-word="false">
        <style:tab-stops>
          <style:tab-stop style:position="2.302in"/>
        </style:tab-stops>
      </style:paragraph-properties>
      <style:text-properties style:font-name="Times New Roman" fo:font-size="12pt" fo:font-weight="normal" officeooo:rsid="000dc229" officeooo:paragraph-rsid="000dc229" style:font-size-asian="10.5pt" style:font-weight-asian="normal" style:font-size-complex="12pt" style:font-weight-complex="normal"/>
    </style:style>
    <style:style style:name="T1" style:family="text">
      <style:text-properties style:font-name="Times New Roman1" fo:font-size="12pt" style:font-size-asian="12pt" style:font-name-complex="Times New Roman2" style:font-size-complex="12pt"/>
    </style:style>
    <style:style style:name="T2" style:family="text">
      <style:text-properties style:font-name="Times New Roman1" style:font-name-complex="Times New Roman2"/>
    </style:style>
    <style:style style:name="T3" style:family="text">
      <style:text-properties style:font-name="Times New Roman1" style:font-size-asian="12pt" style:font-name-complex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STÉRIO DA DEFESA</text:p>
      <text:p text:style-name="P1"/>
      <text:p text:style-name="P1">EXÉRCITO BRASILEIRO</text:p>
      <text:p text:style-name="P1"/>
      <text:p text:style-name="P1">DEPARTAMENTO DE CIÊNCIA E TECNOLOGIA</text:p>
      <text:p text:style-name="P1"/>
      <text:p text:style-name="P1">INSTITUTO MILITAR DE ENGENHARIA</text:p>
      <text:p text:style-name="P1"/>
      <text:p text:style-name="P1">(Real Academia de Fortificação, Artilharia e Desenho)</text:p>
      <text:p text:style-name="P1"/>
      <text:p text:style-name="P1"/>
      <text:p text:style-name="P1"/>
      <text:p text:style-name="P1"/>
      <text:p text:style-name="P2"><text:span text:style-name="T1">RELATÓRIO PARCIAL DE INICIAÇÃO CIENTÍFICA</text:span></text:p>
      <text:p text:style-name="P2"/>
      <text:p text:style-name="P2"/>
      <text:p text:style-name="P2"/>
      <text:p text:style-name="P3"/>
      <text:p text:style-name="P3"/>
      <text:p text:style-name="P3"><text:span text:style-name="T2">IP Móvel</text:span></text:p>
      <text:p text:style-name="P3"/>
      <text:p text:style-name="P3"/>
      <text:p text:style-name="P3"/>
      <text:p text:style-name="P3"/>
      <text:p text:style-name="P3"/>
      <text:p text:style-name="P4"><text:span text:style-name="T2">RAFHAEL JOSINO LIM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ORIENTADOR: VÍTOR GOVEA ANDREZO*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RIO DE JANEIRO</text:span></text:p>
      <text:p text:style-name="P4"><text:span text:style-name="T2">NOVEMBRO DE 2015</text:span></text:p>
      <text:p text:style-name="P5"><text:soft-page-break/><text:span text:style-name="T2">IP Móvel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2">Rafhael Josino Lima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>Programa Instituicional de Bolsas de Iniciação em </text:span></text:p>
      <text:p text:style-name="P7"><text:span text:style-name="T3">Desenvolvimento Tecnológico e Inovação – PIBITI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RIO DE JANEIRO, RJ-BRASIL</text:p>
      <text:p text:style-name="P7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8:50:40.692208013</meta:creation-date>
    <dc:date>2015-11-14T19:04:55.400475597</dc:date>
    <meta:editing-duration>P0D</meta:editing-duration>
    <meta:editing-cycles>1</meta:editing-cycles>
    <meta:document-statistic meta:table-count="0" meta:image-count="0" meta:object-count="0" meta:page-count="3" meta:paragraph-count="16" meta:word-count="62" meta:character-count="439" meta:non-whitespace-character-count="390"/>
    <meta:generator>LibreOffice/4.2.8.2$Linux_X86_64 LibreOffice_project/420m0$Build-2</meta:generator>
  </office:meta>
</office:document-meta>
</file>